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style:font-name="Courier New" officeooo:rsid="00041c26" officeooo:paragraph-rsid="00041c26"/>
    </style:style>
    <style:style style:name="P2" style:family="paragraph" style:parent-style-name="Subtitle">
      <style:text-properties style:font-name="Courier New" officeooo:rsid="00041c26" officeooo:paragraph-rsid="00041c26"/>
    </style:style>
    <style:style style:name="P3" style:family="paragraph" style:parent-style-name="Title">
      <style:text-properties style:font-name="Courier New" officeooo:rsid="00041c26" officeooo:paragraph-rsid="00041c26"/>
    </style:style>
    <style:style style:name="P4" style:family="paragraph" style:parent-style-name="Table_20_Contents">
      <style:paragraph-properties fo:text-align="justify" style:justify-single-word="false"/>
      <style:text-properties style:font-name="Courier New" officeooo:rsid="0004a9c9" officeooo:paragraph-rsid="0004a9c9"/>
    </style:style>
    <style:style style:name="P5" style:family="paragraph" style:parent-style-name="Table_20_Contents">
      <style:paragraph-properties fo:text-align="justify" style:justify-single-word="false"/>
      <style:text-properties style:font-name="Courier New" officeooo:rsid="00064109" officeooo:paragraph-rsid="00064109"/>
    </style:style>
    <style:style style:name="P6" style:family="paragraph" style:parent-style-name="Table_20_Contents">
      <style:paragraph-properties fo:text-align="justify" style:justify-single-word="false"/>
      <style:text-properties style:font-name="Courier New" officeooo:rsid="0008ea78" officeooo:paragraph-rsid="0008ea78"/>
    </style:style>
    <style:style style:name="P7" style:family="paragraph" style:parent-style-name="Table_20_Contents">
      <style:paragraph-properties fo:text-align="justify" style:justify-single-word="false"/>
      <style:text-properties style:font-name="Courier New" officeooo:rsid="0009cb37" officeooo:paragraph-rsid="0009cb37"/>
    </style:style>
    <style:style style:name="P8" style:family="paragraph" style:parent-style-name="Table_20_Contents">
      <style:paragraph-properties fo:text-align="justify" style:justify-single-word="false"/>
      <style:text-properties style:font-name="Courier New" officeooo:rsid="000a09db" officeooo:paragraph-rsid="000a09db"/>
    </style:style>
    <style:style style:name="P9" style:family="paragraph" style:parent-style-name="Table_20_Contents">
      <style:text-properties style:font-name="Courier New" officeooo:rsid="001730b3" officeooo:paragraph-rsid="001730b3"/>
    </style:style>
    <style:style style:name="P10" style:family="paragraph" style:parent-style-name="Table_20_Contents" style:list-style-name="L1">
      <style:paragraph-properties fo:text-align="justify" style:justify-single-word="false"/>
      <style:text-properties style:font-name="Courier New" officeooo:rsid="00041c26" officeooo:paragraph-rsid="00041c26"/>
    </style:style>
    <style:style style:name="P11" style:family="paragraph" style:parent-style-name="Table_20_Contents" style:list-style-name="L1">
      <style:paragraph-properties fo:text-align="justify" style:justify-single-word="false"/>
      <style:text-properties style:font-name="Courier New" officeooo:rsid="00041c26" officeooo:paragraph-rsid="00064109"/>
    </style:style>
    <style:style style:name="P12" style:family="paragraph" style:parent-style-name="Table_20_Contents" style:list-style-name="L2">
      <style:paragraph-properties fo:text-align="justify" style:justify-single-word="false"/>
      <style:text-properties style:font-name="Courier New" officeooo:rsid="0004a9c9" officeooo:paragraph-rsid="0004a9c9"/>
    </style:style>
    <style:style style:name="P13" style:family="paragraph" style:parent-style-name="Table_20_Contents" style:list-style-name="L2">
      <style:paragraph-properties fo:text-align="justify" style:justify-single-word="false"/>
      <style:text-properties style:font-name="Courier New" officeooo:rsid="000556a5" officeooo:paragraph-rsid="000556a5"/>
    </style:style>
    <style:style style:name="P14" style:family="paragraph" style:parent-style-name="Table_20_Contents" style:list-style-name="L2">
      <style:paragraph-properties fo:text-align="justify" style:justify-single-word="false"/>
      <style:text-properties style:font-name="Courier New" officeooo:rsid="00064109" officeooo:paragraph-rsid="00064109"/>
    </style:style>
    <style:style style:name="P15" style:family="paragraph" style:parent-style-name="Table_20_Contents" style:list-style-name="L3">
      <style:paragraph-properties fo:text-align="justify" style:justify-single-word="false"/>
      <style:text-properties style:font-name="Courier New" officeooo:rsid="00064109" officeooo:paragraph-rsid="00064109"/>
    </style:style>
    <style:style style:name="P16" style:family="paragraph" style:parent-style-name="Table_20_Contents" style:list-style-name="L4">
      <style:paragraph-properties fo:text-align="justify" style:justify-single-word="false"/>
      <style:text-properties style:font-name="Courier New" officeooo:rsid="0008ea78" officeooo:paragraph-rsid="0008ea78"/>
    </style:style>
    <style:style style:name="P17" style:family="paragraph" style:parent-style-name="Table_20_Contents" style:list-style-name="L5">
      <style:paragraph-properties fo:text-align="justify" style:justify-single-word="false"/>
      <style:text-properties style:font-name="Courier New" officeooo:rsid="0008ea78" officeooo:paragraph-rsid="0008ea78"/>
    </style:style>
    <style:style style:name="P18" style:family="paragraph" style:parent-style-name="Table_20_Contents" style:list-style-name="L5">
      <style:paragraph-properties fo:text-align="justify" style:justify-single-word="false"/>
      <style:text-properties style:font-name="Courier New" officeooo:rsid="0009cb37" officeooo:paragraph-rsid="0009cb37"/>
    </style:style>
    <style:style style:name="P19" style:family="paragraph" style:parent-style-name="Table_20_Contents" style:list-style-name="L6">
      <style:paragraph-properties fo:text-align="justify" style:justify-single-word="false"/>
      <style:text-properties style:font-name="Courier New" officeooo:rsid="0009cb37" officeooo:paragraph-rsid="0009cb37"/>
    </style:style>
    <style:style style:name="P20" style:family="paragraph" style:parent-style-name="Table_20_Contents" style:list-style-name="L6">
      <style:paragraph-properties fo:text-align="justify" style:justify-single-word="false"/>
      <style:text-properties style:font-name="Courier New" officeooo:rsid="000a09db" officeooo:paragraph-rsid="000a09db"/>
    </style:style>
    <style:style style:name="P21" style:family="paragraph" style:parent-style-name="Table_20_Contents" style:list-style-name="L7">
      <style:paragraph-properties fo:text-align="justify" style:justify-single-word="false"/>
      <style:text-properties style:font-name="Courier New" officeooo:rsid="000a09db" officeooo:paragraph-rsid="000a09db"/>
    </style:style>
    <style:style style:name="P22" style:family="paragraph" style:parent-style-name="Table_20_Contents" style:list-style-name="L7">
      <style:paragraph-properties fo:text-align="justify" style:justify-single-word="false"/>
      <style:text-properties style:font-name="Courier New" officeooo:rsid="000a7f4e" officeooo:paragraph-rsid="000a7f4e"/>
    </style:style>
    <style:style style:name="P23" style:family="paragraph" style:parent-style-name="Table_20_Contents">
      <style:paragraph-properties fo:text-align="justify" style:justify-single-word="false"/>
      <style:text-properties style:font-name="Courier New" officeooo:rsid="00113c5e" officeooo:paragraph-rsid="00113c5e"/>
    </style:style>
    <style:style style:name="P24" style:family="paragraph" style:parent-style-name="Table_20_Contents" style:list-style-name="L3">
      <style:paragraph-properties fo:text-align="justify" style:justify-single-word="false"/>
      <style:text-properties style:text-position="0% 100%" style:font-name="Courier New" officeooo:rsid="0007aa02" officeooo:paragraph-rsid="0007aa02"/>
    </style:style>
    <style:style style:name="T1" style:family="text">
      <style:text-properties officeooo:rsid="0006410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d6807"/>
    </style:style>
    <style:style style:name="T5" style:family="text">
      <style:text-properties officeooo:rsid="0007aa02"/>
    </style:style>
    <style:style style:name="T6" style:family="text">
      <style:text-properties officeooo:rsid="0008ea78"/>
    </style:style>
    <style:style style:name="T7" style:family="text">
      <style:text-properties officeooo:rsid="000d6807"/>
    </style:style>
    <style:style style:name="T8" style:family="text">
      <style:text-properties officeooo:rsid="000f4242"/>
    </style:style>
    <style:style style:name="T9" style:family="text">
      <style:text-properties officeooo:rsid="00113c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ni<text:span text:style-name="T8">e</text:span>stação mete<text:span text:style-name="T8">o</text:span>rológica</text:p>
      <text:p text:style-name="P2">Relatório 3</text:p>
      <table:table table:name="Tabela1" table:style-name="Tabela1">
        <table:table-column table:style-name="Tabela1.A"/>
        <table:table-column table:style-name="Tabela1.B"/>
        <table:table-row table:style-name="TableLine506027944">
          <table:table-cell table:style-name="Tabela1.A1" office:value-type="string">
            <text:p text:style-name="P23">AHT10</text:p>
          </table:table-cell>
          <table:table-cell table:style-name="Tabela1.B1" office:value-type="string">
            <text:list xml:id="list614582419" text:style-name="L1">
              <text:list-item>
                <text:p text:style-name="P10">Umidade de 0-100%</text:p>
              </text:list-item>
              <text:list-item>
                <text:p text:style-name="P10">Temperatura de -40 a 8<text:span text:style-name="T9">5</text:span>°C</text:p>
              </text:list-item>
              <text:list-item>
                <text:p text:style-name="P10">Erro de +- 2% de umidade e +- 0,<text:span text:style-name="T9">3</text:span>°C</text:p>
              </text:list-item>
              <text:list-item>
                <text:p text:style-name="P10">Consumo máximo de <text:span text:style-name="T9">3,6 </text:span>V e <text:span text:style-name="T9">23 u</text:span>A</text:p>
              </text:list-item>
              <text:list-item>
                <text:p text:style-name="P11">Ligação por pinagem digital, <text:span text:style-name="T5">VCC e GND</text:span></text:p>
              </text:list-item>
              <text:list-item>
                <text:p text:style-name="P11"><text:span text:style-name="T1">Informações em porcentagem e graus Celsius</text:span> </text:p>
              </text:list-item>
            </text:list>
          </table:table-cell>
        </table:table-row>
        <table:table-row table:style-name="TableLine506028520">
          <table:table-cell table:style-name="Tabela1.A2" office:value-type="string">
            <text:p text:style-name="P4">Reed Switch</text:p>
          </table:table-cell>
          <table:table-cell table:style-name="Tabela1.B2" office:value-type="string">
            <text:list xml:id="list920747280" text:style-name="L2">
              <text:list-item>
                <text:p text:style-name="P12">Ao detectar um campo magnético, o contato fecha e um sinal alto é emitido</text:p>
              </text:list-item>
              <text:list-item>
                <text:p text:style-name="P12">Ligação por pino digital, <text:span text:style-name="T5">VCC e GND</text:span></text:p>
              </text:list-item>
              <text:list-item>
                <text:p text:style-name="P13">Consumo máximo de 5 V e 16mA</text:p>
              </text:list-item>
              <text:list-item>
                <text:p text:style-name="P14">Informações em quantidades de vezes que o ímã passa</text:p>
              </text:list-item>
            </text:list>
          </table:table-cell>
        </table:table-row>
        <table:table-row table:style-name="TableLine506029528">
          <table:table-cell table:style-name="Tabela1.A2" office:value-type="string">
            <text:p text:style-name="P5">LDR 5mm</text:p>
          </table:table-cell>
          <table:table-cell table:style-name="Tabela1.B2" office:value-type="string">
            <text:list xml:id="list4224204545" text:style-name="L3">
              <text:list-item>
                <text:p text:style-name="P15">Saída analógica, <text:span text:style-name="T5">GND e VCC</text:span></text:p>
              </text:list-item>
              <text:list-item>
                <text:p text:style-name="P15">A saída é dada em lúmens, mas através de cálculos de ajuste, é possível transformar em <text:span text:style-name="T7">W</text:span>/m<text:span text:style-name="T2">2</text:span><text:span text:style-name="T3">. O comportamento das curvas de lumens e </text:span><text:span text:style-name="T4">W</text:span><text:span text:style-name="T3">/m</text:span><text:span text:style-name="T2">2</text:span><text:span text:style-name="T3"> é o mesmo</text:span></text:p>
              </text:list-item>
              <text:list-item>
                <text:p text:style-name="P24">Consumo de 5V e 1,5mA</text:p>
              </text:list-item>
            </text:list>
          </table:table-cell>
        </table:table-row>
        <table:table-row table:style-name="TableLine506026648">
          <table:table-cell table:style-name="Tabela1.A2" office:value-type="string">
            <text:p text:style-name="P9">LCD1602 + <text:span text:style-name="T6">I</text:span>2<text:span text:style-name="T6">C</text:span> <text:span text:style-name="T6">(LCM </text:span>1602<text:span text:style-name="T6">)</text:span></text:p>
          </table:table-cell>
          <table:table-cell table:style-name="Tabela1.B2" office:value-type="string">
            <text:list xml:id="list4285230079" text:style-name="L4">
              <text:list-item>
                <text:p text:style-name="P16">Duas saídas analógicas, VCC e GND</text:p>
              </text:list-item>
              <text:list-item>
                <text:p text:style-name="P16">A tela possui 16 linhas e 2 colunas para mostrar os dados do tempo</text:p>
              </text:list-item>
              <text:list-item>
                <text:p text:style-name="P16">Consumo de 5V e 27,5mA</text:p>
              </text:list-item>
            </text:list>
          </table:table-cell>
        </table:table-row>
        <table:table-row table:style-name="TableLine506026936">
          <table:table-cell table:style-name="Tabela1.A2" office:value-type="string">
            <text:p text:style-name="P6">Módulo SD Card</text:p>
          </table:table-cell>
          <table:table-cell table:style-name="Tabela1.B2" office:value-type="string">
            <text:list xml:id="list86351258" text:style-name="L5">
              <text:list-item>
                <text:p text:style-name="P17">Armazena os dados lidos em arquivo de texto (csv)</text:p>
              </text:list-item>
              <text:list-item>
                <text:p text:style-name="P17">Dois pinos digitais PWM e dois pinos digitais comuns, VCC e GND</text:p>
              </text:list-item>
              <text:list-item>
                <text:p text:style-name="P18">Consumo de 6V e 200mA </text:p>
              </text:list-item>
            </text:list>
          </table:table-cell>
        </table:table-row>
        <table:table-row table:style-name="TableLine506027080">
          <table:table-cell table:style-name="Tabela1.A2" office:value-type="string">
            <text:p text:style-name="P7">RTC DS1307</text:p>
          </table:table-cell>
          <table:table-cell table:style-name="Tabela1.B2" office:value-type="string">
            <text:list xml:id="list18017176" text:style-name="L6">
              <text:list-item>
                <text:p text:style-name="P19">Fornece ano, mês, dia, hora, minuto, segundo e ajusta anos bissextos e meses com menos de 31 dias</text:p>
              </text:list-item>
              <text:list-item>
                <text:p text:style-name="P19">Dois pinos analógicos, VCC e GND</text:p>
              </text:list-item>
              <text:list-item>
                <text:p text:style-name="P19"><text:soft-page-break/>Bateria externa</text:p>
              </text:list-item>
              <text:list-item>
                <text:p text:style-name="P20">Consumo de 5V e 1,5mA</text:p>
              </text:list-item>
            </text:list>
          </table:table-cell>
        </table:table-row>
        <table:table-row table:style-name="TableLine505090952">
          <table:table-cell table:style-name="Tabela1.A2" office:value-type="string">
            <text:p text:style-name="P8">Arduino Nano</text:p>
          </table:table-cell>
          <table:table-cell table:style-name="Tabela1.B2" office:value-type="string">
            <text:list xml:id="list524931339" text:style-name="L7">
              <text:list-item>
                <text:p text:style-name="P21">Consumo de 12V e 19mA</text:p>
              </text:list-item>
              <text:list-item>
                <text:p text:style-name="P21">14 portas digitais (6 saídas PWM)</text:p>
              </text:list-item>
              <text:list-item>
                <text:p text:style-name="P21">8 portas analógicas</text:p>
              </text:list-item>
              <text:list-item>
                <text:p text:style-name="P22">2KB de memória SRAM</text:p>
              </text:list-item>
              <text:list-item>
                <text:p text:style-name="P22">32KB de memória Flash</text:p>
              </text:list-item>
              <text:list-item>
                <text:p text:style-name="P22">1KB de EEPROM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4:45:46.396000000</meta:creation-date>
    <dc:date>2021-10-18T11:54:22.339000000</dc:date>
    <meta:editing-duration>PT3H28M59S</meta:editing-duration>
    <meta:editing-cycles>5</meta:editing-cycles>
    <meta:generator>LibreOffice/7.1.1.2$Windows_x86 LibreOffice_project/fe0b08f4af1bacafe4c7ecc87ce55bb426164676</meta:generator>
    <meta:document-statistic meta:table-count="1" meta:image-count="0" meta:object-count="0" meta:page-count="2" meta:paragraph-count="38" meta:word-count="270" meta:character-count="1263" meta:non-whitespace-character-count="1058"/>
  </office:meta>
</office:document-meta>
</file>